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DejaVu Sans Mono" svg:font-family="'DejaVu Sans Mono'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4cm" style:rel-column-width="21833*"/>
    </style:style>
    <style:style style:name="Table1.B" style:family="table-column">
      <style:table-column-properties style:column-width="5.731cm" style:rel-column-width="22092*"/>
    </style:style>
    <style:style style:name="Table1.C" style:family="table-column">
      <style:table-column-properties style:column-width="5.606cm" style:rel-column-width="216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1.113cm"/>
    </style:style>
    <style:style style:name="P1" style:family="paragraph" style:parent-style-name="Standard">
      <style:text-properties fo:font-size="18pt" fo:font-weight="bold" officeooo:rsid="001c459d" officeooo:paragraph-rsid="001d088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1c459d" officeooo:paragraph-rsid="001d0889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2pt" officeooo:rsid="001d0889" officeooo:paragraph-rsid="001d0889" style:font-size-asian="12pt" style:font-name-complex="Arial2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Arial" fo:font-size="12pt" officeooo:rsid="001d0889" officeooo:paragraph-rsid="001d0889" style:font-size-asian="12pt" style:font-name-complex="Arial2" style:font-size-complex="12pt"/>
    </style:style>
    <style:style style:name="P5" style:family="paragraph" style:parent-style-name="Standard">
      <style:text-properties style:font-name="Arial" fo:font-size="12pt" officeooo:paragraph-rsid="001d0889" style:font-size-asian="12pt" style:font-name-complex="Arial2" style:font-size-complex="12pt"/>
    </style:style>
    <style:style style:name="P6" style:family="paragraph" style:parent-style-name="Standard">
      <style:text-properties style:font-name="Arial" fo:font-size="12pt" fo:font-weight="bold" officeooo:rsid="001c459d" officeooo:paragraph-rsid="001d0889" style:font-name-asian="Symbol" style:font-size-asian="12pt" style:font-weight-asian="bold" style:font-name-complex="Arial2" style:font-size-complex="12pt" style:font-weight-complex="bold"/>
    </style:style>
    <style:style style:name="P7" style:family="paragraph" style:parent-style-name="List_20_Paragraph">
      <style:paragraph-properties fo:margin-top="0cm" fo:margin-bottom="0cm" loext:contextual-spacing="false"/>
      <style:text-properties style:font-name="Arial" fo:font-size="12pt" officeooo:paragraph-rsid="001d0889" style:font-size-asian="12pt" style:font-name-complex="Arial2" style:font-size-complex="12pt"/>
    </style:style>
    <style:style style:name="P8" style:family="paragraph" style:parent-style-name="List_20_Paragraph">
      <style:paragraph-properties fo:margin-top="0cm" fo:margin-bottom="0cm" loext:contextual-spacing="false"/>
      <style:text-properties style:font-name="Arial" fo:font-size="12pt" officeooo:paragraph-rsid="002064b1" style:font-size-asian="12pt" style:font-name-complex="Arial2" style:font-size-complex="12pt"/>
    </style:style>
    <style:style style:name="P9" style:family="paragraph" style:parent-style-name="List_20_Paragraph">
      <style:paragraph-properties fo:margin-top="0cm" fo:margin-bottom="0cm" loext:contextual-spacing="false"/>
      <style:text-properties style:font-name="Arial" fo:font-size="12pt" officeooo:rsid="002064b1" officeooo:paragraph-rsid="002064b1" style:font-size-asian="12pt" style:font-name-complex="Arial2" style:font-size-complex="12pt"/>
    </style:style>
    <style:style style:name="P10" style:family="paragraph" style:parent-style-name="List_20_Paragraph">
      <style:paragraph-properties fo:margin-top="0cm" fo:margin-bottom="0cm" loext:contextual-spacing="false"/>
      <style:text-properties style:font-name="Arial" fo:font-size="12pt" fo:language="en" fo:country="US" officeooo:paragraph-rsid="001d0889" style:font-size-asian="12pt" style:font-name-complex="Arial2" style:font-size-complex="12pt"/>
    </style:style>
    <style:style style:name="P11" style:family="paragraph" style:parent-style-name="List_20_Paragraph">
      <style:paragraph-properties fo:margin-top="0cm" fo:margin-bottom="0cm" loext:contextual-spacing="false"/>
      <style:text-properties style:font-name="Arial" fo:font-size="12pt" fo:font-weight="bold" officeooo:rsid="001c459d" officeooo:paragraph-rsid="001d0889" style:font-name-asian="Symbol" style:font-size-asian="12pt" style:font-weight-asian="bold" style:font-name-complex="Arial2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fo:font-size="12pt" fo:font-style="italic" fo:font-weight="bold" officeooo:paragraph-rsid="001d0889" style:font-size-asian="12pt" style:font-style-asian="italic" style:font-weight-asian="bold" style:font-name-complex="Arial2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2pt" fo:font-style="italic" officeooo:paragraph-rsid="001d0889" style:font-size-asian="12pt" style:font-style-asian="italic" style:font-name-complex="Arial2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2pt" officeooo:paragraph-rsid="001d0889" style:font-size-asian="12pt" style:font-name-complex="Arial2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8pt" fo:font-weight="normal" officeooo:rsid="001e3d96" officeooo:paragraph-rsid="001e3d96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8pt" fo:font-weight="normal" officeooo:rsid="001c459d" officeooo:paragraph-rsid="001d0889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e3d96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font-weight="normal" officeooo:rsid="001e3d96" officeooo:paragraph-rsid="001e3d9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officeooo:rsid="001e3d96" officeooo:paragraph-rsid="001e3d96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c459d" officeooo:paragraph-rsid="001d0889" style:font-name-asian="Symbol" style:font-size-asian="12pt" style:font-weight-asian="bold" style:font-name-complex="Arial2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d0889" officeooo:paragraph-rsid="001d0889" style:font-name-asian="Symbol" style:font-size-asian="12pt" style:font-weight-asian="bold" style:font-name-complex="Arial2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d0889" officeooo:paragraph-rsid="001e3d96" style:font-name-asian="Symbol" style:font-size-asian="12pt" style:font-weight-asian="bold" style:font-name-complex="Arial2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e3d96" officeooo:paragraph-rsid="001e3d96" style:font-name-asian="Symbol" style:font-size-asian="12pt" style:font-weight-asian="bold" style:font-name-complex="Arial2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e8357" officeooo:paragraph-rsid="001e8357" style:font-name-asian="Symbol" style:font-size-asian="12pt" style:font-weight-asian="bold" style:font-name-complex="Arial2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style="italic" fo:font-weight="bold" officeooo:rsid="001d0889" officeooo:paragraph-rsid="001d0889" style:font-name-asian="Symbol" style:font-size-asian="12pt" style:font-style-asian="italic" style:font-weight-asian="bold" style:font-name-complex="Arial2" style:font-size-complex="12pt" style:font-style-complex="italic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1e3d96" officeooo:paragraph-rsid="001e3d96" style:font-name-asian="Symbol" style:font-size-asian="12pt" style:font-weight-asian="normal" style:font-name-complex="Arial2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1d0889" officeooo:paragraph-rsid="001d0889" style:font-name-asian="Symbol" style:font-size-asian="12pt" style:font-weight-asian="normal" style:font-name-complex="Arial2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9.10000038146973pt" fo:font-weight="bold" officeooo:rsid="0025d58f" officeooo:paragraph-rsid="0025d58f" style:font-name-asian="Symbol" style:font-size-asian="18pt" style:font-weight-asian="bold" style:font-name-complex="Arial2" style:font-size-complex="18pt" style:font-weight-complex="bold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 Mono" fo:font-size="11pt" fo:font-weight="normal" officeooo:rsid="001e3d96" officeooo:paragraph-rsid="001e3d96" style:font-size-asian="11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c459d" officeooo:paragraph-rsid="001d0889" style:font-name-asian="Symbol" style:font-size-asian="12pt" style:font-weight-asian="bold" style:font-name-complex="Arial2" style:font-size-complex="12pt" style:font-weight-complex="bold"/>
    </style:style>
    <style:style style:name="P32" style:family="paragraph" style:parent-style-name="List_20_Paragraph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bold" officeooo:rsid="001d0889" officeooo:paragraph-rsid="001d0889" style:font-name-asian="Symbol" style:font-size-asian="12pt" style:font-weight-asian="bold" style:font-name-complex="Arial2" style:font-size-complex="12pt" style:font-weight-complex="bold"/>
    </style:style>
    <style:style style:name="P3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4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Arial" fo:font-size="12pt" officeooo:paragraph-rsid="001d0889" style:font-size-asian="12pt" style:font-name-complex="Arial2" style:font-size-complex="12pt"/>
    </style:style>
    <style:style style:name="P35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Arial" fo:font-size="12pt" fo:font-weight="bold" officeooo:paragraph-rsid="001d0889" style:font-size-asian="12pt" style:font-weight-asian="bold" style:font-name-complex="Arial2" style:font-size-complex="12pt"/>
    </style:style>
    <style:style style:name="P36" style:family="paragraph" style:parent-style-name="List_20_Paragraph">
      <style:text-properties style:font-name="Arial" fo:font-size="12pt" officeooo:paragraph-rsid="001d0889" style:font-size-asian="12pt" style:font-name-complex="Arial2" style:font-size-complex="12pt"/>
    </style:style>
    <style:style style:name="P37" style:family="paragraph" style:parent-style-name="List_20_Paragraph">
      <style:text-properties style:font-name="Arial" fo:font-size="12pt" fo:font-weight="bold" officeooo:rsid="001d0889" officeooo:paragraph-rsid="001d0889" style:font-name-asian="Symbol" style:font-size-asian="12pt" style:font-weight-asian="bold" style:font-name-complex="Arial2" style:font-size-complex="12pt" style:font-weight-complex="bold"/>
    </style:style>
    <style:style style:name="P38" style:family="paragraph" style:parent-style-name="Preformatted_20_Text">
      <style:text-properties fo:font-size="9.10000038146973pt" style:font-size-asian="18pt" style:font-size-complex="18pt"/>
    </style:style>
    <style:style style:name="P39" style:family="paragraph" style:parent-style-name="Preformatted_20_Text">
      <style:text-properties fo:font-size="9.10000038146973pt" officeooo:rsid="001e8357" officeooo:paragraph-rsid="001e8357" style:font-size-asian="18pt" style:font-size-complex="18pt"/>
    </style:style>
    <style:style style:name="P40" style:family="paragraph" style:parent-style-name="Preformatted_20_Text">
      <style:text-properties fo:font-size="9.10000038146973pt" officeooo:rsid="0024b441" officeooo:paragraph-rsid="0024b441" style:font-size-asian="18pt" style:font-size-complex="18pt"/>
    </style:style>
    <style:style style:name="P41" style:family="paragraph" style:parent-style-name="Preformatted_20_Text">
      <style:text-properties fo:color="#000000" style:font-name="DejaVu Sans Mono" fo:font-size="9.10000038146973pt" style:font-size-asian="18pt" style:font-size-complex="18pt"/>
    </style:style>
    <style:style style:name="P42" style:family="paragraph" style:parent-style-name="Preformatted_20_Text">
      <style:text-properties fo:color="#000000" style:font-name="DejaVu Sans Mono" fo:font-size="9.10000038146973pt" officeooo:rsid="001fe2f8" officeooo:paragraph-rsid="001fe2f8" style:font-size-asian="18pt" style:font-size-complex="18pt"/>
    </style:style>
    <style:style style:name="P43" style:family="paragraph" style:parent-style-name="Preformatted_20_Text">
      <style:text-properties fo:color="#000000" style:font-name="DejaVu Sans Mono" fo:font-size="9.10000038146973pt" officeooo:paragraph-rsid="0037e664" style:font-size-asian="18pt" style:font-size-complex="18pt"/>
    </style:style>
    <style:style style:name="P44" style:family="paragraph" style:parent-style-name="Preformatted_20_Text">
      <style:text-properties fo:color="#000000" style:font-name="DejaVu Sans Mono" fo:font-size="9.10000038146973pt" officeooo:rsid="0037e664" officeooo:paragraph-rsid="0037e664" style:font-size-asian="18pt" style:font-size-complex="18pt"/>
    </style:style>
    <style:style style:name="P45" style:family="paragraph" style:parent-style-name="Table_20_Contents">
      <style:text-properties fo:font-size="18pt" officeooo:rsid="001e8357" officeooo:paragraph-rsid="001e8357" style:font-size-asian="18pt" style:font-size-complex="18pt"/>
    </style:style>
    <style:style style:name="P46" style:family="paragraph" style:parent-style-name="Table_20_Contents">
      <style:text-properties fo:font-size="18pt" officeooo:rsid="001fe2f8" officeooo:paragraph-rsid="001fe2f8" style:font-size-asian="18pt" style:font-size-complex="18pt"/>
    </style:style>
    <style:style style:name="P47" style:family="paragraph" style:parent-style-name="Table_20_Contents">
      <style:text-properties fo:font-size="18pt" officeooo:rsid="00218e0b" officeooo:paragraph-rsid="00218e0b" style:font-size-asian="18pt" style:font-size-complex="18pt"/>
    </style:style>
    <style:style style:name="P48" style:family="paragraph" style:parent-style-name="Table_20_Contents">
      <style:text-properties fo:font-size="18pt" officeooo:rsid="0024b441" officeooo:paragraph-rsid="0024b441" style:font-size-asian="18pt" style:font-size-complex="18pt"/>
    </style:style>
    <style:style style:name="P49" style:family="paragraph" style:parent-style-name="Table_20_Contents">
      <style:text-properties fo:font-size="18pt" officeooo:rsid="0037e664" officeooo:paragraph-rsid="0037e664" style:font-size-asian="18pt" style:font-size-complex="18pt"/>
    </style:style>
    <style:style style:name="P50" style:family="paragraph" style:parent-style-name="Table_20_Contents">
      <style:text-properties fo:font-size="13pt" officeooo:rsid="00394fd9" officeooo:paragraph-rsid="00394fd9" style:font-size-asian="13pt" style:font-size-complex="13pt"/>
    </style:style>
    <style:style style:name="P51" style:family="paragraph" style:parent-style-name="Table_20_Contents">
      <style:text-properties fo:font-size="13pt" officeooo:rsid="003b20ca" officeooo:paragraph-rsid="003b20ca" style:font-size-asian="13pt" style:font-size-complex="13pt"/>
    </style:style>
    <style:style style:name="P52" style:family="paragraph" style:parent-style-name="Table_20_Contents">
      <style:text-properties fo:font-size="13pt" officeooo:rsid="003c77fb" officeooo:paragraph-rsid="003c77fb" style:font-size-asian="13pt" style:font-size-complex="13pt"/>
    </style:style>
    <style:style style:name="P53" style:family="paragraph" style:parent-style-name="Table_20_Contents">
      <style:text-properties fo:font-size="13pt" officeooo:rsid="001fe2f8" officeooo:paragraph-rsid="001fe2f8" style:font-size-asian="13pt" style:font-size-complex="13pt"/>
    </style:style>
    <style:style style:name="P54" style:family="paragraph" style:parent-style-name="Table_20_Contents">
      <style:text-properties fo:font-size="13pt" officeooo:rsid="0024b441" officeooo:paragraph-rsid="0024b441" style:font-size-asian="13pt" style:font-size-complex="13pt"/>
    </style:style>
    <style:style style:name="P55" style:family="paragraph" style:parent-style-name="Table_20_Contents">
      <style:text-properties fo:font-size="13pt" officeooo:rsid="002661ee" officeooo:paragraph-rsid="002661ee" style:font-size-asian="13pt" style:font-size-complex="13pt"/>
    </style:style>
    <style:style style:name="P56" style:family="paragraph" style:parent-style-name="Table_20_Contents">
      <style:text-properties fo:font-size="13pt" officeooo:rsid="00362f2f" officeooo:paragraph-rsid="00362f2f" style:font-size-asian="13pt" style:font-size-complex="13pt"/>
    </style:style>
    <style:style style:name="P57" style:family="paragraph" style:parent-style-name="Table_20_Contents">
      <style:text-properties fo:font-size="13pt" officeooo:rsid="0037e664" officeooo:paragraph-rsid="0037e664" style:font-size-asian="13pt" style:font-size-complex="13pt"/>
    </style:style>
    <style:style style:name="P58" style:family="paragraph" style:parent-style-name="Table_20_Contents">
      <style:text-properties fo:font-size="13pt" officeooo:rsid="00249659" officeooo:paragraph-rsid="004c3cf4" style:font-size-asian="13pt" style:font-size-complex="13pt"/>
    </style:style>
    <style:style style:name="P59" style:family="paragraph" style:parent-style-name="Table_20_Contents">
      <style:text-properties fo:font-size="13pt" officeooo:rsid="0050049c" officeooo:paragraph-rsid="0050049c" style:font-size-asian="13pt" style:font-size-complex="13pt"/>
    </style:style>
    <style:style style:name="P60" style:family="paragraph" style:parent-style-name="Table_20_Contents">
      <style:text-properties fo:font-size="13pt" officeooo:rsid="0050f725" officeooo:paragraph-rsid="0050f725" style:font-size-asian="13pt" style:font-size-complex="13pt"/>
    </style:style>
    <style:style style:name="P61" style:family="paragraph" style:parent-style-name="Standard" style:list-style-name="L1">
      <style:paragraph-properties fo:margin-top="0cm" fo:margin-bottom="0cm" loext:contextual-spacing="false"/>
      <style:text-properties fo:font-size="12pt" fo:font-weight="normal" officeooo:rsid="001e3d96" officeooo:paragraph-rsid="001e3d96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margin-top="0cm" fo:margin-bottom="0cm" loext:contextual-spacing="false"/>
      <style:text-properties fo:font-size="12pt" fo:font-weight="normal" officeooo:rsid="0056f6d7" officeooo:paragraph-rsid="0056f6d7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margin-top="0cm" fo:margin-bottom="0cm" loext:contextual-spacing="false"/>
      <style:text-properties fo:font-size="12pt" fo:font-weight="normal" officeooo:rsid="00581c3c" officeooo:paragraph-rsid="00581c3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fo:font-weight="normal" officeooo:rsid="0025d58f" officeooo:paragraph-rsid="001e8357" style:font-name-asian="Symbol" style:font-size-asian="12pt" style:font-weight-asian="normal" style:font-name-complex="Arial2" style:font-size-complex="12pt" style:font-weight-complex="normal"/>
    </style:style>
    <style:style style:name="P65" style:family="paragraph" style:parent-style-name="List_20_Paragraph" style:list-style-name="WWNum1">
      <style:text-properties officeooo:paragraph-rsid="001d0889"/>
    </style:style>
    <style:style style:name="P66" style:family="paragraph" style:parent-style-name="List_20_Paragraph" style:list-style-name="WWNum2">
      <style:text-properties officeooo:paragraph-rsid="001d0889"/>
    </style:style>
    <style:style style:name="P67" style:family="paragraph" style:parent-style-name="List_20_Paragraph" style:list-style-name="WWNum2">
      <style:text-properties style:font-name="Arial" fo:font-size="12pt" officeooo:rsid="001d0889" officeooo:paragraph-rsid="001d0889" style:font-size-asian="12pt" style:font-name-complex="Arial2" style:font-size-complex="12pt"/>
    </style:style>
    <style:style style:name="P68" style:family="paragraph" style:parent-style-name="List_20_Paragraph" style:list-style-name="WWNum2">
      <style:text-properties style:font-name="Arial" fo:font-size="12pt" officeooo:paragraph-rsid="001d0889" style:font-size-asian="12pt" style:font-name-complex="Arial2" style:font-size-complex="12pt"/>
    </style:style>
    <style:style style:name="P69" style:family="paragraph" style:parent-style-name="List_20_Paragraph" style:list-style-name="WWNum2">
      <style:text-properties style:font-name="Arial" fo:font-size="12pt" fo:font-weight="normal" officeooo:rsid="001d0889" officeooo:paragraph-rsid="001d0889" style:font-name-asian="Symbol" style:font-size-asian="12pt" style:font-weight-asian="normal" style:font-name-complex="Arial2" style:font-size-complex="12pt" style:font-weight-complex="normal"/>
    </style:style>
    <style:style style:name="P70" style:family="paragraph" style:parent-style-name="List_20_Paragraph" style:list-style-name="WWNum2">
      <style:text-properties style:font-name="Arial" fo:font-size="12pt" fo:font-weight="normal" officeooo:rsid="005ed5b6" officeooo:paragraph-rsid="005ed5b6" style:font-name-asian="Symbol" style:font-size-asian="12pt" style:font-weight-asian="normal" style:font-name-complex="Arial2" style:font-size-complex="12pt" style:font-weight-complex="normal"/>
    </style:style>
    <style:style style:name="P71" style:family="paragraph" style:parent-style-name="List_20_Paragraph" style:list-style-name="WWNum1">
      <style:paragraph-properties fo:margin-top="0cm" fo:margin-bottom="0cm" loext:contextual-spacing="false"/>
      <style:text-properties fo:font-size="18pt" fo:font-weight="normal" officeooo:rsid="001c459d" officeooo:paragraph-rsid="0032b3a6" style:font-size-asian="18pt" style:font-weight-asian="normal" style:font-size-complex="18pt" style:font-weight-complex="normal"/>
    </style:style>
    <style:style style:name="P72" style:family="paragraph" style:parent-style-name="List_20_Paragraph" style:list-style-name="WWNum7">
      <style:paragraph-properties fo:margin-top="0cm" fo:margin-bottom="0cm" loext:contextual-spacing="false"/>
      <style:text-properties style:font-name="Arial" fo:font-size="12pt" fo:font-style="italic" officeooo:paragraph-rsid="001d0889" style:font-size-asian="12pt" style:font-style-asian="italic" style:font-name-complex="Arial2" style:font-size-complex="12pt"/>
    </style:style>
    <style:style style:name="T1" style:family="text">
      <style:text-properties style:font-name="Arial" fo:font-size="12pt" style:font-name-asian="Symbol" style:font-size-asian="12pt" style:font-name-complex="Arial2" style:font-size-complex="12pt"/>
    </style:style>
    <style:style style:name="T2" style:family="text">
      <style:text-properties style:font-name="Arial" fo:font-size="12pt" officeooo:rsid="002fae7a" style:font-name-asian="Symbol" style:font-size-asian="12pt" style:font-name-complex="Arial2" style:font-size-complex="12pt"/>
    </style:style>
    <style:style style:name="T3" style:family="text">
      <style:text-properties style:font-name="Arial" fo:font-size="12pt" officeooo:rsid="0032b3a6" style:font-name-asian="Symbol" style:font-size-asian="12pt" style:font-name-complex="Arial2" style:font-size-complex="12pt"/>
    </style:style>
    <style:style style:name="T4" style:family="text">
      <style:text-properties style:font-name="Arial" fo:font-size="12pt" style:font-size-asian="12pt" style:font-name-complex="Arial2" style:font-size-complex="12pt"/>
    </style:style>
    <style:style style:name="T5" style:family="text">
      <style:text-properties style:font-name="Arial" fo:font-size="12pt" officeooo:rsid="001d0889" style:font-size-asian="12pt" style:font-name-complex="Arial2" style:font-size-complex="12pt"/>
    </style:style>
    <style:style style:name="T6" style:family="text">
      <style:text-properties style:font-name="Arial" fo:font-size="12pt" officeooo:rsid="002fae7a" style:font-size-asian="12pt" style:font-name-complex="Arial2" style:font-size-complex="12pt"/>
    </style:style>
    <style:style style:name="T7" style:family="text">
      <style:text-properties style:font-name="Arial" fo:font-size="12pt" fo:language="en" fo:country="US" style:font-size-asian="12pt" style:font-name-complex="Arial2" style:font-size-complex="12pt"/>
    </style:style>
    <style:style style:name="T8" style:family="text">
      <style:text-properties style:font-name="Arial" fo:font-size="12pt" fo:language="en" fo:country="US" style:font-name-asian="Symbol" style:font-size-asian="12pt" style:font-name-complex="Arial2" style:font-size-complex="12pt"/>
    </style:style>
    <style:style style:name="T9" style:family="text">
      <style:text-properties style:font-name="Arial" fo:font-size="12pt" fo:language="en" fo:country="US" officeooo:rsid="0032b3a6" style:font-name-asian="Symbol" style:font-size-asian="12pt" style:font-name-complex="Arial2" style:font-size-complex="12pt"/>
    </style:style>
    <style:style style:name="T10" style:family="text">
      <style:text-properties style:font-name="Arial" fo:font-size="12pt" fo:font-style="italic" fo:font-weight="bold" officeooo:rsid="001d0889" style:font-name-asian="Symbol" style:font-size-asian="12pt" style:font-style-asian="italic" style:font-weight-asian="bold" style:font-name-complex="Arial2" style:font-size-complex="12pt" style:font-weight-complex="bold"/>
    </style:style>
    <style:style style:name="T11" style:family="text">
      <style:text-properties style:font-name="Arial" fo:font-size="12pt" fo:font-style="italic" fo:font-weight="normal" officeooo:rsid="00344e6e" style:font-name-asian="Symbol" style:font-size-asian="12pt" style:font-style-asian="italic" style:font-weight-asian="normal" style:font-name-complex="Arial2" style:font-size-complex="12pt" style:font-weight-complex="normal"/>
    </style:style>
    <style:style style:name="T12" style:family="text">
      <style:text-properties style:font-name="Arial" fo:font-size="12pt" fo:font-weight="normal" style:font-name-asian="Symbol" style:font-size-asian="12pt" style:font-weight-asian="normal" style:font-name-complex="Arial2" style:font-size-complex="12pt" style:font-weight-complex="normal"/>
    </style:style>
    <style:style style:name="T13" style:family="text">
      <style:text-properties style:font-name="Arial" fo:font-size="12pt" fo:font-style="normal" fo:font-weight="bold" officeooo:rsid="001d0889" style:font-name-asian="Symbol" style:font-size-asian="12pt" style:font-style-asian="normal" style:font-weight-asian="bold" style:font-name-complex="Arial2" style:font-size-complex="12pt" style:font-style-complex="normal" style:font-weight-complex="bold"/>
    </style:style>
    <style:style style:name="T14" style:family="text">
      <style:text-properties style:font-name="Symbol" fo:font-size="12pt" style:font-name-asian="Symbol2" style:font-size-asian="12pt" style:font-name-complex="Symbol2" style:font-size-complex="12pt"/>
    </style:style>
    <style:style style:name="T15" style:family="text">
      <style:text-properties style:font-name="Symbol" style:font-name-asian="Symbol2" style:font-name-complex="Symbol2"/>
    </style:style>
    <style:style style:name="T16" style:family="text">
      <style:text-properties fo:color="#000080"/>
    </style:style>
    <style:style style:name="T17" style:family="text">
      <style:text-properties fo:color="#000000" style:font-name="DejaVu Sans Mono"/>
    </style:style>
    <style:style style:name="T18" style:family="text">
      <style:text-properties fo:color="#000000" style:font-name="DejaVu Sans Mono" officeooo:rsid="001e8357"/>
    </style:style>
    <style:style style:name="T19" style:family="text">
      <style:text-properties fo:color="#000000" style:font-name="DejaVu Sans Mono" officeooo:rsid="003b20ca"/>
    </style:style>
    <style:style style:name="T20" style:family="text">
      <style:text-properties officeooo:rsid="002064b1"/>
    </style:style>
    <style:style style:name="T21" style:family="text">
      <style:text-properties fo:font-weight="normal" officeooo:rsid="005d6eb6" style:font-weight-asian="normal" style:font-weight-complex="normal"/>
    </style:style>
    <style:style style:name="T22" style:family="text">
      <style:text-properties officeooo:rsid="00233c88"/>
    </style:style>
    <style:style style:name="T23" style:family="text">
      <style:text-properties officeooo:rsid="002d0290"/>
    </style:style>
    <style:style style:name="T24" style:family="text">
      <style:text-properties officeooo:rsid="002da9c9"/>
    </style:style>
    <style:style style:name="T25" style:family="text">
      <style:text-properties style:font-name="Arial1" fo:font-size="12pt" officeooo:rsid="0031000e" style:font-name-asian="Symbol2" style:font-size-asian="12pt" style:font-name-complex="Symbol2" style:font-size-complex="12pt"/>
    </style:style>
    <style:style style:name="T26" style:family="text">
      <style:text-properties officeooo:rsid="0032b3a6"/>
    </style:style>
    <style:style style:name="T27" style:family="text">
      <style:text-properties officeooo:rsid="00362f2f"/>
    </style:style>
    <style:style style:name="T28" style:family="text">
      <style:text-properties officeooo:rsid="00384920"/>
    </style:style>
    <style:style style:name="T29" style:family="text">
      <style:text-properties officeooo:rsid="003e27fb"/>
    </style:style>
    <style:style style:name="T30" style:family="text">
      <style:text-properties officeooo:rsid="003e3f8d"/>
    </style:style>
    <style:style style:name="T31" style:family="text">
      <style:text-properties officeooo:rsid="0040d15e"/>
    </style:style>
    <style:style style:name="T32" style:family="text">
      <style:text-properties officeooo:rsid="0043fb48"/>
    </style:style>
    <style:style style:name="T33" style:family="text">
      <style:text-properties officeooo:rsid="004a8c2e"/>
    </style:style>
    <style:style style:name="T34" style:family="text">
      <style:text-properties fo:color="#808000"/>
    </style:style>
    <style:style style:name="T35" style:family="text">
      <style:text-properties fo:color="#c0c0c0"/>
    </style:style>
    <style:style style:name="T36" style:family="text">
      <style:text-properties fo:color="#800080"/>
    </style:style>
    <style:style style:name="T37" style:family="text">
      <style:text-properties fo:color="#800000"/>
    </style:style>
    <style:style style:name="T38" style:family="text">
      <style:text-properties officeooo:rsid="0053380b"/>
    </style:style>
    <style:style style:name="T39" style:family="text">
      <style:text-properties officeooo:rsid="0054c96e"/>
    </style:style>
    <style:style style:name="T40" style:family="text">
      <style:text-properties officeooo:rsid="0055c609"/>
    </style:style>
    <style:style style:name="T41" style:family="text">
      <style:text-properties officeooo:rsid="0056f6d7"/>
    </style:style>
    <style:style style:name="T42" style:family="text">
      <style:text-properties officeooo:rsid="00581c3c"/>
    </style:style>
    <style:style style:name="T43" style:family="text">
      <style:text-properties officeooo:rsid="005a0137"/>
    </style:style>
    <style:style style:name="T44" style:family="text">
      <style:text-properties officeooo:rsid="005aa89c"/>
    </style:style>
    <style:style style:name="T45" style:family="text">
      <style:text-properties officeooo:rsid="005b25a6"/>
    </style:style>
    <style:style style:name="T46" style:family="text">
      <style:text-properties officeooo:rsid="005c03a5"/>
    </style:style>
    <style:style style:name="T47" style:family="text">
      <style:text-properties officeooo:rsid="005ddd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3">Говязин Сергей Владимирович (</text:span>ИУ7-32)</text:p>
      <text:p text:style-name="P3"/>
      <text:p text:style-name="P5">Лабораторная работа №1. «Длинная» арифметика. Тип данных - массив <text:span text:style-name="T23">char</text:span>. <text:span text:style-name="T24">Язык — Си.</text:span></text:p>
      <text:p text:style-name="P6"/>
      <text:p text:style-name="P1"><text:span text:style-name="T1">Цель работы: </text:span><text:span text:style-name="T12">реализовать арифметические операции над числами, выходящими за разрядную сетку персонального компьютера, выбрать необходимые типы данных для хранения и обработки указанных чисел.</text:span></text:p>
      <text:p text:style-name="P6"/>
      <text:p text:style-name="P12">Задача</text:p>
      <text:p text:style-name="P13"/>
      <text:p text:style-name="P2"><text:span text:style-name="T1">Смоделировать операцию деления действительного числа в форме </text:span><text:span text:style-name="T14"></text:span><text:span text:style-name="T1">m.n E</text:span><text:span text:style-name="T14"></text:span><text:span text:style-name="T1">K, где суммарная длина мантиссы (m+n) - </text:span><text:bookmark-start text:name="__DdeLink__397_493348135"/><text:span text:style-name="T1">до 30 значащих цифр, а величина порядка К - до 5 цифр</text:span><text:bookmark-end text:name="__DdeLink__397_493348135"/><text:span text:style-name="T1">, на <text:s/></text:span><text:bookmark-start text:name="__DdeLink__399_493348135"/><text:span text:style-name="T1">целое число длиной до 30 десятичных цифр</text:span><text:bookmark-end text:name="__DdeLink__399_493348135"/><text:span text:style-name="T1">. Результат выдать в форме </text:span><text:span text:style-name="T14"></text:span><text:span text:style-name="T1">0.</text:span><text:span text:style-name="T8">m</text:span><text:span text:style-name="T1">1</text:span><text:bookmark text:name="_GoBack"/><text:span text:style-name="T1"> E</text:span><text:span text:style-name="T14"></text:span><text:span text:style-name="T1">K1, где m1 - до 30 значащих цифр, а К1 - до 5 цифр.</text:span></text:p>
      <text:p text:style-name="P6"/>
      <text:p text:style-name="P12">Описание входных данных</text:p>
      <text:p text:style-name="P13"/>
      <text:p text:style-name="P14">В качестве входных данных программа получает две строки: </text:p>
      <text:list xml:id="list5502950683412290994" text:style-name="WWNum1">
        <text:list-item>
          <text:p text:style-name="P65"><text:span text:style-name="T4">строку, содержащую вещественное число в виде </text:span><text:span text:style-name="T15"></text:span><text:span text:style-name="T4">m.n E </text:span><text:span text:style-name="T15"></text:span><text:span text:style-name="T4">K. Суммарная длина мантиссы m+n – до 30 цифр, порядка </text:span><text:span text:style-name="T7">K</text:span><text:span text:style-name="T4"> – до 5 цифр. </text:span><text:span text:style-name="T7">E</text:span><text:span text:style-name="T4"> </text:span><text:span text:style-name="T6">заглавная</text:span><text:span text:style-name="T4">, </text:span><text:span text:style-name="T6">перед и после </text:span><text:span text:style-name="T4">Е </text:span><text:span text:style-name="T6">нужны по одному пробелу</text:span><text:span text:style-name="T4">. Допускается отсутствие знаков и/или точки, допускается ввод вещественного числа в виде </text:span><text:span text:style-name="T15"></text:span><text:span text:style-name="T4">m.n, </text:span><text:span text:style-name="T15"></text:span><text:span text:style-name="T7">m</text:span><text:span text:style-name="T4">., .n</text:span></text:p>
        </text:list-item>
        <text:list-item>
          <text:p text:style-name="P71"><text:span text:style-name="T1">строку, содержащую целое число в виде </text:span><text:span text:style-name="T14"></text:span><text:span text:style-name="T1">t E </text:span><text:span text:style-name="T14"></text:span><text:span text:style-name="T25">P</text:span><text:span text:style-name="T1">, длина t – до 30 цифр, допускается отсутствие знаков. Суммарная длина </text:span><text:span text:style-name="T3">«значащей» части</text:span><text:span text:style-name="T1"> </text:span><text:span text:style-name="T3">t</text:span><text:span text:style-name="T1"> – до 30 цифр, порядка </text:span><text:span text:style-name="T9">P</text:span><text:span text:style-name="T1"> – до 5 цифр. </text:span><text:span text:style-name="T8">E</text:span><text:span text:style-name="T1"> </text:span><text:span text:style-name="T2">заглавная</text:span><text:span text:style-name="T1">, </text:span><text:span text:style-name="T2">перед и после </text:span><text:span text:style-name="T1">Е </text:span><text:span text:style-name="T2">нужны по одному пробелу</text:span><text:span text:style-name="T1">.</text:span></text:p>
        </text:list-item>
      </text:list>
      <text:p text:style-name="P11"/>
      <text:p text:style-name="P31"/>
      <text:p text:style-name="P16"><text:span text:style-name="T1">В качестве выходных данных программа возвращает нормализованное вещественное число в виде [-]0.</text:span><text:span text:style-name="T8">m</text:span><text:span text:style-name="T1">1 E[-]K1, длина m1 – до 30 цифр, </text:span><text:span text:style-name="T8">K</text:span><text:span text:style-name="T1">1 – до 5.</text:span></text:p>
      <text:p text:style-name="P20"/>
      <text:p text:style-name="P25">Функциональность программы</text:p>
      <text:p text:style-name="P21"/>
      <text:p text:style-name="P27">Программа должна <text:span text:style-name="T26">произвести</text:span> деление двух больших чисел (действительное на целое число). В случае, если длинна мантиссы превышает 30 или порядок не находится на отрезке [-99999, 99999], то следует выдать соответствующую ошибку. Также программа должна сообщать о попытке деления на 0, <text:span text:style-name="T26">некорректном вводе и других причинах, по которым ответ не может быть создан</text:span>.</text:p>
      <text:p text:style-name="P21"/>
      <text:p text:style-name="P12">Возможные ошибки</text:p>
      <text:p text:style-name="P12"/>
      <text:list xml:id="list1963864704499319345" text:style-name="WWNum2">
        <text:list-item>
          <text:p text:style-name="P66"><text:span text:style-name="T4">Строка, </text:span><text:span text:style-name="T5">которая не может быть представлена как числа (делимое и делитель)</text:span></text:p>
        </text:list-item>
        <text:list-item>
          <text:p text:style-name="P67">Строка с действительным и с целом в некорректном виде (+-1221….E0)</text:p>
        </text:list-item>
        <text:list-item>
          <text:p text:style-name="P66"><text:span text:style-name="T4">Строка с целым числом в некорректном виде </text:span><text:span text:style-name="T5">(9999.9)</text:span></text:p>
        </text:list-item>
        <text:list-item>
          <text:p text:style-name="P68">Длина целого числа <text:span text:style-name="T22">и мантисса действительного числа</text:span> превышает 30 значащих цифр</text:p>
        </text:list-item>
        <text:list-item>
          <text:p text:style-name="P69">Порядок вещественного частного больше 99999 или меньше -99999.</text:p>
        </text:list-item>
        <text:list-item>
          <text:p text:style-name="P70">Деление на 0</text:p>
        </text:list-item>
      </text:list>
      <text:p text:style-name="P37"/>
      <text:p text:style-name="P17"><text:soft-page-break/><text:span text:style-name="T13">Способ обращения к программе:</text:span><text:span text:style-name="T10"> </text:span><text:span text:style-name="T11">консоль</text:span></text:p>
      <text:p text:style-name="P26"/>
      <text:p text:style-name="P21"/>
      <text:p text:style-name="P21"/>
      <text:p text:style-name="P22">Определение внутренних структур</text:p>
      <text:p text:style-name="P22"/>
      <text:p text:style-name="P26"><text:span text:style-name="T38">Структура ln (long number)</text:span>:</text:p>
      <text:p text:style-name="P23"/>
      <text:p text:style-name="P30"><text:span text:style-name="T34">typedef</text:span><text:span text:style-name="T35"> </text:span><text:span text:style-name="T34">struct</text:span><text:span text:style-name="T35"> </text:span><text:span text:style-name="T36">ln</text:span></text:p>
      <text:p text:style-name="P29">{</text:p>
      <text:p text:style-name="P29"><text:span text:style-name="T35"><text:s text:c="4"/></text:span><text:span text:style-name="T34">char</text:span><text:span text:style-name="T35"> </text:span><text:span text:style-name="T37">mantis</text:span>[<text:span text:style-name="T16">MANTIS_LENGTH</text:span><text:span text:style-name="T35"> </text:span>+<text:span text:style-name="T35"> </text:span><text:span text:style-name="T16">1</text:span>];</text:p>
      <text:p text:style-name="P29"><text:span text:style-name="T35"><text:s text:c="4"/></text:span><text:span text:style-name="T34">int</text:span><text:span text:style-name="T35"> </text:span><text:span text:style-name="T37">exponent</text:span>;</text:p>
      <text:p text:style-name="P33"><text:span text:style-name="T35"><text:s text:c="4"/></text:span><text:span text:style-name="T34">int</text:span><text:span text:style-name="T35"> </text:span><text:span text:style-name="T37">mantis_sign</text:span>;</text:p>
      <text:p text:style-name="P29">}<text:span text:style-name="T35"> </text:span><text:span text:style-name="T36">ln</text:span>;</text:p>
      <text:p text:style-name="P30"/>
      <text:p text:style-name="P15"/>
      <text:p text:style-name="P19">Алгоритм</text:p>
      <text:p text:style-name="P18"/>
      <text:p text:style-name="P18">1. Ввод исходных данных с проверкой (проверка на текст, анализ количества символов 'E', '.', '+', '-' их позиции в числах, <text:span text:style-name="T39">перевод значения экспоненты в число, проверка на выход его за границы</text:span>), <text:span text:style-name="T39">заполнение 2-х структур — делимого и делителя.</text:span></text:p>
      <text:p text:style-name="P18"><text:span text:style-name="T39">2</text:span>. Проверк<text:span text:style-name="T39">и перед делением (деление на 0, одинаковые мантиссы, выход за границы экспоненты ответа)</text:span>.</text:p>
      <text:p text:style-name="P18"><text:span text:style-name="T39">3</text:span>. Деление чисел</text:p>
      <text:list xml:id="list2568572382779679715" text:style-name="L1">
        <text:list-item>
          <text:p text:style-name="P61">Бер<text:span text:style-name="T41">е</text:span>м цифры из делимого, пока число (*) не станет больше делителя. <text:span text:style-name="T40">Если цифры закончились, увеличиваем экспоненту (*).</text:span></text:p>
        </text:list-item>
        <text:list-item>
          <text:p text:style-name="P61">Умножаем делитель <text:span text:style-name="T40">на числа [1..9] (**)</text:span>, пока <text:span text:style-name="T40">(**) меньше</text:span> (*).</text:p>
        </text:list-item>
        <text:list-item>
          <text:p text:style-name="P62">Выч<text:span text:style-name="T47">и</text:span>таем <text:span text:style-name="T42">из (*) </text:span>(**). </text:p>
        </text:list-item>
        <text:list-item>
          <text:p text:style-name="P63">Считаем, сколько цифр осталось в остатке от разности. На основе этого значения добавляем к ответу цифры 0, либо увеличиваем экспоненту.</text:p>
        </text:list-item>
        <text:list-item>
          <text:p text:style-name="P61">Повторяем цикл снова, пока точность не будет достигнута или остаток не станет равным нулю.</text:p>
        </text:list-item>
      </text:list>
      <text:p text:style-name="P26"><text:span text:style-name="T39">4</text:span>. <text:span text:style-name="T39">Выводим найденное число</text:span></text:p>
      <text:p text:style-name="P22"/>
      <text:p text:style-name="P24">Тесты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5">№</text:p>
          </table:table-cell>
          <table:table-cell table:style-name="Table1.A1" office:value-type="string">
            <text:p text:style-name="P45">Входные данные</text:p>
          </table:table-cell>
          <table:table-cell table:style-name="Table1.C1" office:value-type="string">
            <text:p text:style-name="P45">Выходные данные</text:p>
          </table:table-cell>
        </table:table-row>
        <table:table-row>
          <table:table-cell table:style-name="Table1.A2" office:value-type="string">
            <text:p text:style-name="P45">1</text:p>
          </table:table-cell>
          <table:table-cell table:style-name="Table1.A2" office:value-type="string">
            <text:p text:style-name="P45">(emty)</text:p>
          </table:table-cell>
          <table:table-cell table:style-name="Table1.C2" office:value-type="string">
            <text:p text:style-name="P56">(none<text:span text:style-name="T31">)</text:span></text:p>
          </table:table-cell>
        </table:table-row>
        <table:table-row>
          <table:table-cell table:style-name="Table1.A2" office:value-type="string">
            <text:p text:style-name="P45">2</text:p>
          </table:table-cell>
          <table:table-cell table:style-name="Table1.A2" office:value-type="string">
            <text:p text:style-name="P41"><text:bookmark-start text:name="__DdeLink__413_493348135"/><text:bookmark-start text:name="__DdeLink__427_493348135"/>1E999999<text:bookmark-end text:name="__DdeLink__413_493348135"/><text:bookmark-end text:name="__DdeLink__427_493348135"/>, <text:span text:style-name="T27">5</text:span></text:p>
          </table:table-cell>
          <table:table-cell table:style-name="Table1.C2" office:value-type="string">
            <text:p text:style-name="P56">There is exponent overflow. Please enter valid number</text:p>
          </table:table-cell>
        </table:table-row>
        <table:table-row>
          <table:table-cell table:style-name="Table1.A2" office:value-type="string">
            <text:p text:style-name="P45">3</text:p>
          </table:table-cell>
          <table:table-cell table:style-name="Table1.A2" office:value-type="string">
            <text:p text:style-name="P41">1308112381230130828123081230138081231230838031281231231308, <text:span text:style-name="T27">5</text:span></text:p>
          </table:table-cell>
          <table:table-cell table:style-name="Table1.C2" office:value-type="string">
            <text:p text:style-name="P56">There is mantis overflow. Please enter valid number</text:p>
          </table:table-cell>
        </table:table-row>
        <table:table-row>
          <table:table-cell table:style-name="Table1.A2" office:value-type="string">
            <text:p text:style-name="P45">4</text:p>
          </table:table-cell>
          <table:table-cell table:style-name="Table1.A2" office:value-type="string">
            <text:p text:style-name="P43">+-2, <text:span text:style-name="T28">5</text:span></text:p>
          </table:table-cell>
          <table:table-cell table:style-name="Table1.C2" office:value-type="string">
            <text:p text:style-name="P57">Number must be in valid format</text:p>
          </table:table-cell>
        </table:table-row>
        <table:table-row>
          <table:table-cell table:style-name="Table1.A2" office:value-type="string">
            <text:p text:style-name="P49">5</text:p>
          </table:table-cell>
          <table:table-cell table:style-name="Table1.A2" office:value-type="string">
            <text:p text:style-name="P44">Asdasd, sdf</text:p>
          </table:table-cell>
          <table:table-cell table:style-name="Table1.C2" office:value-type="string">
            <text:p text:style-name="P57">Number must be in valid format</text:p>
          </table:table-cell>
        </table:table-row>
        <text:soft-page-break/>
        <table:table-row>
          <table:table-cell table:style-name="Table1.A2" office:value-type="string">
            <text:p text:style-name="P45">5</text:p>
          </table:table-cell>
          <table:table-cell table:style-name="Table1.A2" office:value-type="string">
            <text:p text:style-name="P41"><text:bookmark-start text:name="__DdeLink__409_493348135"/>+2.2.2<text:bookmark-end text:name="__DdeLink__409_493348135"/> ,<text:span text:style-name="T28">5 </text:span></text:p>
          </table:table-cell>
          <table:table-cell table:style-name="Table1.C2" office:value-type="string">
            <text:p text:style-name="P50">Number must be in valid format</text:p>
          </table:table-cell>
        </table:table-row>
        <table:table-row>
          <table:table-cell table:style-name="Table1.A2" office:value-type="string">
            <text:p text:style-name="P45">6</text:p>
          </table:table-cell>
          <table:table-cell table:style-name="Table1.A2" office:value-type="string">
            <text:p text:style-name="P38"><text:bookmark-start text:name="__DdeLink__404_493348135"/><text:bookmark-start text:name="__DdeLink__406_493348135"/><text:span text:style-name="T17">+12</text:span><text:span text:style-name="T18">+</text:span><text:span text:style-name="T17">34</text:span><text:span text:style-name="T18">+</text:span><text:span text:style-name="T17">5 E 1213, </text:span><text:bookmark-end text:name="__DdeLink__404_493348135"/><text:bookmark-end text:name="__DdeLink__406_493348135"/><text:span text:style-name="T19">5</text:span></text:p>
          </table:table-cell>
          <table:table-cell table:style-name="Table1.C2" office:value-type="string">
            <text:p text:style-name="P51">Number must be in valid format</text:p>
          </table:table-cell>
        </table:table-row>
        <table:table-row>
          <table:table-cell table:style-name="Table1.A2" office:value-type="string">
            <text:p text:style-name="P45">7</text:p>
          </table:table-cell>
          <table:table-cell table:style-name="Table1.A2" office:value-type="string">
            <text:p text:style-name="P39">0, <text:span text:style-name="T29">0</text:span></text:p>
          </table:table-cell>
          <table:table-cell table:style-name="Table1.C2" office:value-type="string">
            <text:p text:style-name="P51">Cannot divide to zero</text:p>
          </table:table-cell>
        </table:table-row>
        <table:table-row>
          <table:table-cell table:style-name="Table1.A2" office:value-type="string">
            <text:p text:style-name="P45">8</text:p>
          </table:table-cell>
          <table:table-cell table:style-name="Table1.A2" office:value-type="string">
            <text:p text:style-name="P42"><text:bookmark-start text:name="__DdeLink__505_788471955"/><text:bookmark-start text:name="__DdeLink__431_493348135"/>9999999999999999999999999999999E99999<text:bookmark-end text:name="__DdeLink__505_788471955"/><text:bookmark-end text:name="__DdeLink__431_493348135"/>, <text:span text:style-name="T29">5</text:span></text:p>
          </table:table-cell>
          <table:table-cell table:style-name="Table1.C2" office:value-type="string">
            <text:p text:style-name="P52">There is mantis overflow. Please enter valid number</text:p>
          </table:table-cell>
        </table:table-row>
        <table:table-row table:style-name="Table1.11">
          <table:table-cell table:style-name="Table1.A2" office:value-type="string">
            <text:p text:style-name="P46">9</text:p>
          </table:table-cell>
          <table:table-cell table:style-name="Table1.A2" office:value-type="string">
            <text:p text:style-name="P42"><text:bookmark-start text:name="__DdeLink__415_493348135"/><text:bookmark-start text:name="__DdeLink__417_493348135"/>-1323.3E32, +21E-2<text:bookmark-end text:name="__DdeLink__415_493348135"/><text:bookmark-end text:name="__DdeLink__417_493348135"/></text:p>
          </table:table-cell>
          <table:table-cell table:style-name="Table1.C2" office:value-type="string">
            <text:p text:style-name="P53">-0.630142857142857142857142857142<text:span text:style-name="T30">8 </text:span>E 36</text:p>
          </table:table-cell>
        </table:table-row>
        <table:table-row table:style-name="Table1.11">
          <table:table-cell table:style-name="Table1.A2" office:value-type="string">
            <text:p text:style-name="P47">10</text:p>
          </table:table-cell>
          <table:table-cell table:style-name="Table1.A2" office:value-type="string">
            <text:p text:style-name="P42">2, <text:span text:style-name="T32">3</text:span></text:p>
          </table:table-cell>
          <table:table-cell table:style-name="Table1.C2" office:value-type="string">
            <text:p text:style-name="P58"><text:span text:style-name="T33">­</text:span>0.666666666666666666666666666667 E 0</text:p>
          </table:table-cell>
        </table:table-row>
        <table:table-row table:style-name="Table1.11">
          <table:table-cell table:style-name="Table1.A2" office:value-type="string">
            <text:p text:style-name="P48">11</text:p>
          </table:table-cell>
          <table:table-cell table:style-name="Table1.A2" office:value-type="string">
            <text:p text:style-name="P42"><text:bookmark-start text:name="__DdeLink__507_788471955"/><text:bookmark-start text:name="__DdeLink__503_788471955"/><text:bookmark-start text:name="__DdeLink__501_788471955"/><text:bookmark-start text:name="__DdeLink__419_493348135"/>999999999999999999999999999999, 2<text:bookmark-end text:name="__DdeLink__507_788471955"/><text:bookmark-end text:name="__DdeLink__503_788471955"/><text:bookmark-end text:name="__DdeLink__501_788471955"/><text:bookmark-end text:name="__DdeLink__419_493348135"/></text:p>
          </table:table-cell>
          <table:table-cell table:style-name="Table1.C2" office:value-type="string">
            <text:p text:style-name="P54">0.5 E 30</text:p>
          </table:table-cell>
        </table:table-row>
        <table:table-row table:style-name="Table1.11">
          <table:table-cell table:style-name="Table1.A2" office:value-type="string">
            <text:p text:style-name="P48">12</text:p>
          </table:table-cell>
          <table:table-cell table:style-name="Table1.A2" office:value-type="string">
            <text:p text:style-name="P42"><text:bookmark-start text:name="__DdeLink__421_493348135"/>10 E 99999, 10<text:bookmark-end text:name="__DdeLink__421_493348135"/></text:p>
          </table:table-cell>
          <table:table-cell table:style-name="Table1.C2" office:value-type="string">
            <text:p text:style-name="P59">Cannot divide. There is exponent overflow</text:p>
          </table:table-cell>
        </table:table-row>
        <table:table-row table:style-name="Table1.11">
          <table:table-cell table:style-name="Table1.A2" office:value-type="string">
            <text:p text:style-name="P48">13</text:p>
          </table:table-cell>
          <table:table-cell table:style-name="Table1.A2" office:value-type="string">
            <text:p text:style-name="P42"><text:bookmark-start text:name="__DdeLink__423_493348135"/>10 E 99999, 100<text:bookmark-end text:name="__DdeLink__423_493348135"/></text:p>
          </table:table-cell>
          <table:table-cell table:style-name="Table1.C2" office:value-type="string">
            <text:p text:style-name="P60">0.1 E 99999</text:p>
          </table:table-cell>
        </table:table-row>
        <table:table-row table:style-name="Table1.11">
          <table:table-cell table:style-name="Table1.A2" office:value-type="string">
            <text:p text:style-name="P48">14</text:p>
          </table:table-cell>
          <table:table-cell table:style-name="Table1.A2" office:value-type="string">
            <text:p text:style-name="P40"><text:bookmark-start text:name="__DdeLink__392_493348135"/><text:bookmark-start text:name="__DdeLink__425_493348135"/>354.232 E 2, 23 E 10<text:bookmark-end text:name="__DdeLink__392_493348135"/><text:bookmark-end text:name="__DdeLink__425_493348135"/></text:p>
          </table:table-cell>
          <table:table-cell table:style-name="Table1.C2" office:value-type="string">
            <text:p text:style-name="P55">0.154013913043478260869565217391 E -6</text:p>
          </table:table-cell>
        </table:table-row>
      </table:table>
      <text:p text:style-name="P64"/>
      <text:p text:style-name="P28"/>
      <text:p text:style-name="P35">Контрольные вопросы.</text:p>
      <text:p text:style-name="P34"/>
      <text:list xml:id="list122985077502847536" text:style-name="WWNum7">
        <text:list-item>
          <text:p text:style-name="P72">Каков возможный диапазон чисел, представляемых в ПК?</text:p>
        </text:list-item>
      </text:list>
      <text:p text:style-name="P36"/>
      <text:p text:style-name="P36">Диапазон значений чисел зависит от размера области памяти, выделяемой под хранение переменной этого типа <text:span text:style-name="T43">(размер зависит от архитектуры компьютера и ОС)</text:span>, от наличия знака в числе, <text:span text:style-name="T44">от </text:span>типа представления числа (целое или вещественное), <text:span text:style-name="T20">от знака (signed)</text:span>.</text:p>
      <text:p text:style-name="P36"/>
      <text:list xml:id="list100208187560597" text:continue-numbering="true" text:style-name="WWNum7">
        <text:list-item>
          <text:p text:style-name="P72">Какова возможная точность представления чисел, чем она определяется?</text:p>
        </text:list-item>
      </text:list>
      <text:p text:style-name="P7"/>
      <text:p text:style-name="P8">Точность представления вещественного числа зависит от максимально возможной длины мантиссы. При этом, если мантисса выходит за разрядную сетку ПК, то происходит ее округление, <text:span text:style-name="T45">т.е некоторые значящие числа теряются.</text:span></text:p>
      <text:p text:style-name="P7"/>
      <text:p text:style-name="P7"/>
      <text:list xml:id="list100206573217548" text:continue-numbering="true" text:style-name="WWNum7">
        <text:list-item>
          <text:p text:style-name="P72">Какие стандартные операции возможны над числами?</text:p>
        </text:list-item>
      </text:list>
      <text:p text:style-name="P7"/>
      <text:p text:style-name="P7">Сложение, вычитание, умножение, деление.</text:p>
      <text:p text:style-name="P7"/>
      <text:list xml:id="list100206771772165" text:continue-numbering="true" text:style-name="WWNum7">
        <text:list-item>
          <text:p text:style-name="P72">Какой тип данных может выбрать программист, если обрабатываемые числа превышают возможный диапазон представления чисел в ПК?</text:p>
        </text:list-item>
      </text:list>
      <text:p text:style-name="P7"/>
      <text:p text:style-name="P9"><text:soft-page-break/>Существует библиотека BigInteger, которая присутствует во всех современных языках. <text:span text:style-name="T46">А также существуют языки, в которых нет типов и режим работы с длинными числами включен по умолчанию</text:span></text:p>
      <text:p text:style-name="P10"/>
      <text:list xml:id="list100206384712737" text:continue-numbering="true" text:style-name="WWNum7">
        <text:list-item>
          <text:p text:style-name="P72">Как можно осуществить операции над числами, выходящими за рамки машинного представления?</text:p>
        </text:list-item>
      </text:list>
      <text:p text:style-name="P32"/>
      <text:p text:style-name="P32"><text:tab/><text:span text:style-name="T21">Можно рассмотреть операцию деления «столбиком», и реализовать её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DejaVu Sans Mono" svg:font-family="'DejaVu Sans Mono'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="Arial" fo:font-family="Arial" style:font-family-generic="roman" style:font-pitch="variable" fo:font-size="12pt" style:font-size-asian="12pt" style:font-name-complex="Symbol2" style:font-family-complex="Symbol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Arial" fo:font-family="Arial" style:font-family-generic="roman" style:font-pitch="variable" fo:font-size="12pt" style:font-size-asian="12pt"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2:40:46.875518521</meta:creation-date>
    <dc:date>2016-10-18T10:02:06.203548214</dc:date>
    <meta:editing-duration>PT10H59M12S</meta:editing-duration>
    <meta:editing-cycles>51</meta:editing-cycles>
    <meta:generator>LibreOffice/5.0.6.2$Linux_X86_64 LibreOffice_project/00m0$Build-2</meta:generator>
    <meta:document-statistic meta:table-count="1" meta:image-count="0" meta:object-count="0" meta:page-count="4" meta:paragraph-count="98" meta:word-count="785" meta:character-count="5055" meta:non-whitespace-character-count="4373"/>
  </office:meta>
</office:document-meta>
</file>